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rsid="000fd268" officeooo:paragraph-rsid="000fd268"/>
    </style:style>
    <style:style style:name="P2" style:family="paragraph" style:parent-style-name="Standard">
      <style:paragraph-properties fo:line-height="150%"/>
      <style:text-properties officeooo:rsid="00115e91" officeooo:paragraph-rsid="00115e91"/>
    </style:style>
    <style:style style:name="T1" style:family="text">
      <style:text-properties officeooo:rsid="00103698"/>
    </style:style>
    <style:style style:name="T2" style:family="text">
      <style:text-properties officeooo:rsid="00133608"/>
    </style:style>
    <style:style style:name="T3" style:family="text">
      <style:text-properties officeooo:rsid="0015b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a este curso de Fundamentos de Álgebra, <text:span text:style-name="T3">mi nombre es Alejandro Díaz, soy ingeniero titulado por el Instituto Tecnológico Superior, también llamado el Tecnológico de México, y <text:s/></text:span>primeramente quisiera hablar un poco de lo que son las matemáticas, y <text:span text:style-name="T3">la razón de porque </text:span>hago este curso en particular, <text:span text:style-name="T3">esto es</text:span> porque se suele ver a las matemáticas como algo que no es para todos, algo que necesitas ser un genio y que es demasiado formal para simples mortales, y de hecho el lenguaje usado en las matemáticas, si es muy formal debido a que trata de ser lo más claro posible, pero a su vez esto vuelve una frase sencilla en algo más tedioso, y eso lleva a creer a la gente que no sirve para las matemáticas, tengan algo bien claro; las matemáticas como toda ciencia debe servirte a ti, tu no le debes servir a ella. </text:p>
      <text:p text:style-name="P1">Al final les aseguro que las matemáticas son hechas por humanos y para humanos, y se deben explicar a toda la raza humana; hacer un gremio, o una élite de matemáticos es algo que no tiene sentido, porque es cubrir un tema científico con un velo de misterio, la ciencia es para compartir, no discrimina a nadie por ningún motivo, y aplica lo mismo para todos, por eso quiero hacer este curso de un modo muy llevadero, para realmente quitar ese velo de misterio, a algo que no debería tenerlo en primer lugar, sin embargo dejame decirte que las matemáticas son un campo infinito, yo aclarare muchas dudas que quizá ya tengas, para ayudarte si tienes problemas en la escuela <text:span text:style-name="T1">con</text:span> estos temas, o bien simplemente quieras acercarte a este campo <text:span text:style-name="T1">porque te de curiosidad</text:span>, <text:span text:style-name="T1">pero nunca te quedes solamente con lo que una persona te diga, busca en distintas fuentes, toma distintos cursos, y ahonda en los temas profundos que tu quieras, para mi eso es la gran falla de la escuela, en que pretende hacerte memorizar conceptos, para pasar una materia, y no te incentiva a descubrir más de las cosas, ni desarrolla una pasión, hoy en día tenemos toda la información del mundo en la palma de nuestras manos, no vale nada memorizar un concepto, porque al final si se te olvida lo puedes buscar en menos de 5 minutos, es por eso que en este curso no te pediré que memorices conceptos, te pediré que razones, y veras que incluso los temas te quedaran más presentes en la memoria, porque es más difícil olvidar algo que entendiste, y no que <text:s/>simplemente te lo platicaron. </text:span></text:p>
      <text:p text:style-name="P2">Aquí te diré el primer secreto de las matemáticas; ¡sí! se utilizan en la vida, la ingeniería rama en la que me desempeño yo, utiliza el poder del c<text:span text:style-name="T3">á</text:span>lculo todos los días, para construir maquinaria, piezas de software, controlar procesos, etc., la ropa que estas usando esta hecha por una maquina que no hubiera sido posible crear sin las matemáticas, así que la próxima que escuches que esto no sirve en la vida diaria, es una gran mentira, porque muchas personas utilizan matemáticas de un nivel muy alto, para crear, y mejorar la vida de todos; pero también es verdad que no todo el mundo requiere un nivel tan alto para su vida diaria, que le basta con saber sumar y restar, <text:s/>y la razón de porque te enseñan matemáticas de un mayor nivel al que necesitar<text:span text:style-name="T3">á</text:span>n muchas personas, es porque te enseñan a razonar y <text:soft-page-break/>ver que hay distintas formas de resolver un mismo problema, miralas como una herramienta, y no como un fin, de nada te sirve saber que es un polinomio, pero es posible que <text:span text:style-name="T2">algún</text:span> <text:span text:style-name="T2">día</text:span> requieras resolver un problema y lo resuelvas a <text:span text:style-name="T2">través</text:span> de un polinomio, <text:span text:style-name="T2">con esto en mente puedes ver como he planteado el curso, bajo la filosofía de razonar y no memorizar, y sí esto te convence dame una oportunidad, de explorar este fascinante mundo contigo, y sobre todo date la oportunidad a tí mismo de explorar este tema <text:s/>que a muchos les causa temor; espero verte por aquí.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7:18:22.567000000</meta:creation-date>
    <dc:date>2020-02-06T21:22:55.549000000</dc:date>
    <meta:editing-duration>PT1H4M28S</meta:editing-duration>
    <meta:editing-cycles>5</meta:editing-cycles>
    <meta:generator>LibreOffice/6.1.1.2$Windows_X86_64 LibreOffice_project/5d19a1bfa650b796764388cd8b33a5af1f5baa1b</meta:generator>
    <meta:document-statistic meta:table-count="0" meta:image-count="0" meta:object-count="0" meta:page-count="2" meta:paragraph-count="3" meta:word-count="677" meta:character-count="3753" meta:non-whitespace-character-count="3072"/>
  </office:meta>
</office:document-meta>
</file>